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text-properties officeooo:rsid="001e14a6" officeooo:paragraph-rsid="00974850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e14a6" officeooo:paragraph-rsid="004e7aa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a03fb6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9748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9a0ce5" officeooo:paragraph-rsid="009a0ce5" style:font-weight-asian="bold" style:font-weight-complex="bold"/>
    </style:style>
    <style:style style:name="P18" style:family="paragraph" style:parent-style-name="Standard">
      <style:text-properties officeooo:rsid="00320ed7" officeooo:paragraph-rsid="00320ed7"/>
    </style:style>
    <style:style style:name="P19" style:family="paragraph" style:parent-style-name="Standard">
      <style:text-properties officeooo:rsid="00320ed7" officeooo:paragraph-rsid="007a6ebc"/>
    </style:style>
    <style:style style:name="P20" style:family="paragraph" style:parent-style-name="Standard">
      <style:text-properties officeooo:rsid="00320ed7" officeooo:paragraph-rsid="0095cc8e"/>
    </style:style>
    <style:style style:name="P21" style:family="paragraph" style:parent-style-name="Standard">
      <style:text-properties officeooo:rsid="00320ed7" officeooo:paragraph-rsid="00a03fb6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95cc8e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95cc8e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a03fb6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a03fb6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text-properties officeooo:rsid="00583d83" officeooo:paragraph-rsid="00583d83"/>
    </style:style>
    <style:style style:name="P34" style:family="paragraph" style:parent-style-name="Standard">
      <style:text-properties officeooo:rsid="00267fa4" officeooo:paragraph-rsid="0072cfb5"/>
    </style:style>
    <style:style style:name="P35" style:family="paragraph" style:parent-style-name="Standard">
      <style:text-properties officeooo:rsid="00267fa4" officeooo:paragraph-rsid="00777dfb"/>
    </style:style>
    <style:style style:name="P36" style:family="paragraph" style:parent-style-name="Table_20_Contents">
      <style:text-properties officeooo:rsid="00762752" officeooo:paragraph-rsid="00762752"/>
    </style:style>
    <style:style style:name="P37" style:family="paragraph" style:parent-style-name="Standard">
      <style:text-properties officeooo:rsid="003eda82" officeooo:paragraph-rsid="003eda82"/>
    </style:style>
    <style:style style:name="P38" style:family="paragraph" style:parent-style-name="Standard">
      <style:text-properties officeooo:rsid="003eda82" officeooo:paragraph-rsid="009b0f83"/>
    </style:style>
    <style:style style:name="P39" style:family="paragraph" style:parent-style-name="Standard">
      <style:text-properties officeooo:rsid="0051bbf0" officeooo:paragraph-rsid="00974850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paragraph-rsid="003a4b5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9b0f83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431c59" officeooo:paragraph-rsid="009c13e3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78ca2" officeooo:paragraph-rsid="009da9d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89778c" officeooo:paragraph-rsid="009e8c6d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a03fb6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a03fb6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a2374c" officeooo:paragraph-rsid="00a2374c"/>
    </style:style>
    <style:style style:name="P49" style:family="paragraph" style:parent-style-name="Table_20_Contents">
      <style:text-properties officeooo:rsid="0075ab86" officeooo:paragraph-rsid="00974850"/>
    </style:style>
    <style:style style:name="P50" style:family="paragraph" style:parent-style-name="Table_20_Contents">
      <style:text-properties officeooo:paragraph-rsid="00974850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8b642b" officeooo:paragraph-rsid="009e8c6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8c70d3" officeooo:paragraph-rsid="009e8c6d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rsid="008e699f" officeooo:paragraph-rsid="009e8c6d"/>
    </style:style>
    <style:style style:name="P54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55" style:family="paragraph" style:parent-style-name="Standard" style:list-style-name="L1">
      <style:text-properties officeooo:rsid="00590ab2" officeooo:paragraph-rsid="00590ab2"/>
    </style:style>
    <style:style style:name="P56" style:family="paragraph" style:parent-style-name="Standard" style:list-style-name="L1">
      <style:text-properties officeooo:rsid="005af17e" officeooo:paragraph-rsid="005af17e"/>
    </style:style>
    <style:style style:name="P57" style:family="paragraph" style:parent-style-name="Standard" style:list-style-name="L2">
      <style:text-properties officeooo:paragraph-rsid="00a56ce7"/>
    </style:style>
    <style:style style:name="P58" style:family="paragraph" style:parent-style-name="Standard" style:list-style-name="L2">
      <style:text-properties officeooo:paragraph-rsid="0051bbf0"/>
    </style:style>
    <style:style style:name="P59" style:family="paragraph" style:parent-style-name="Standard" style:list-style-name="L2">
      <style:text-properties officeooo:paragraph-rsid="00561ef7"/>
    </style:style>
    <style:style style:name="P60" style:family="paragraph" style:parent-style-name="Standard" style:list-style-name="L2">
      <style:text-properties officeooo:rsid="007fa83b" officeooo:paragraph-rsid="007fa83b"/>
    </style:style>
    <style:style style:name="P61" style:family="paragraph" style:parent-style-name="Standard" style:list-style-name="L2">
      <style:text-properties officeooo:rsid="00549bc8" officeooo:paragraph-rsid="00549bc8"/>
    </style:style>
    <style:style style:name="P62" style:family="paragraph" style:parent-style-name="Standard" style:list-style-name="L2">
      <style:text-properties style:font-name="Liberation Serif" fo:font-size="12pt" officeooo:paragraph-rsid="00561ef7" style:font-size-asian="12pt" style:font-size-complex="12pt"/>
    </style:style>
    <style:style style:name="P6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8431bb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3fc04"/>
    </style:style>
    <style:style style:name="T16" style:family="text">
      <style:text-properties officeooo:rsid="00350556"/>
    </style:style>
    <style:style style:name="T17" style:family="text">
      <style:text-properties officeooo:rsid="0038543f"/>
    </style:style>
    <style:style style:name="T18" style:family="text">
      <style:text-properties officeooo:rsid="003c162f"/>
    </style:style>
    <style:style style:name="T19" style:family="text">
      <style:text-properties officeooo:rsid="003d21c8"/>
    </style:style>
    <style:style style:name="T20" style:family="text">
      <style:text-properties officeooo:rsid="00415176"/>
    </style:style>
    <style:style style:name="T21" style:family="text">
      <style:text-properties officeooo:rsid="00461ab5"/>
    </style:style>
    <style:style style:name="T22" style:family="text">
      <style:text-properties officeooo:rsid="004c5968"/>
    </style:style>
    <style:style style:name="T23" style:family="text">
      <style:text-properties officeooo:rsid="004ccc51"/>
    </style:style>
    <style:style style:name="T24" style:family="text">
      <style:text-properties officeooo:rsid="004dc20f"/>
    </style:style>
    <style:style style:name="T25" style:family="text">
      <style:text-properties officeooo:rsid="0051bbf0"/>
    </style:style>
    <style:style style:name="T26" style:family="text">
      <style:text-properties officeooo:rsid="0051eaef"/>
    </style:style>
    <style:style style:name="T27" style:family="text">
      <style:text-properties officeooo:rsid="00549bc8"/>
    </style:style>
    <style:style style:name="T28" style:family="text">
      <style:text-properties officeooo:rsid="0055be5c"/>
    </style:style>
    <style:style style:name="T29" style:family="text">
      <style:text-properties officeooo:rsid="005801da"/>
    </style:style>
    <style:style style:name="T30" style:family="text">
      <style:text-properties officeooo:rsid="005e62ff"/>
    </style:style>
    <style:style style:name="T31" style:family="text">
      <style:text-properties officeooo:rsid="005e704c"/>
    </style:style>
    <style:style style:name="T32" style:family="text">
      <style:text-properties officeooo:rsid="00602cb2"/>
    </style:style>
    <style:style style:name="T33" style:family="text">
      <style:text-properties officeooo:rsid="0065ac71"/>
    </style:style>
    <style:style style:name="T34" style:family="text">
      <style:text-properties officeooo:rsid="0066ac7d"/>
    </style:style>
    <style:style style:name="T35" style:family="text">
      <style:text-properties officeooo:rsid="00645172"/>
    </style:style>
    <style:style style:name="T36" style:family="text">
      <style:text-properties fo:font-weight="normal" officeooo:rsid="0072cfb5" style:font-weight-asian="normal" style:font-weight-complex="normal"/>
    </style:style>
    <style:style style:name="T37" style:family="text">
      <style:text-properties officeooo:rsid="0072cfb5"/>
    </style:style>
    <style:style style:name="T38" style:family="text">
      <style:text-properties officeooo:rsid="0072ee92"/>
    </style:style>
    <style:style style:name="T39" style:family="text">
      <style:text-properties officeooo:rsid="0073c30e"/>
    </style:style>
    <style:style style:name="T40" style:family="text">
      <style:text-properties officeooo:rsid="00762752"/>
    </style:style>
    <style:style style:name="T41" style:family="text">
      <style:text-properties officeooo:rsid="007a6ebc"/>
    </style:style>
    <style:style style:name="T42" style:family="text">
      <style:text-properties officeooo:rsid="00470150"/>
    </style:style>
    <style:style style:name="T43" style:family="text">
      <style:text-properties officeooo:rsid="007eb77c"/>
    </style:style>
    <style:style style:name="T44" style:family="text">
      <style:text-properties officeooo:rsid="0081292a"/>
    </style:style>
    <style:style style:name="T45" style:family="text">
      <style:text-properties officeooo:rsid="0082e64c"/>
    </style:style>
    <style:style style:name="T46" style:family="text">
      <style:text-properties officeooo:rsid="008431bb"/>
    </style:style>
    <style:style style:name="T47" style:family="text">
      <style:text-properties officeooo:rsid="0085eb82"/>
    </style:style>
    <style:style style:name="T48" style:family="text">
      <style:text-properties officeooo:rsid="00878ca2"/>
    </style:style>
    <style:style style:name="T49" style:family="text">
      <style:text-properties officeooo:rsid="0089778c"/>
    </style:style>
    <style:style style:name="T50" style:family="text">
      <style:text-properties officeooo:rsid="008b642b"/>
    </style:style>
    <style:style style:name="T51" style:family="text">
      <style:text-properties officeooo:rsid="008c70d3"/>
    </style:style>
    <style:style style:name="T52" style:family="text">
      <style:text-properties officeooo:rsid="008f026e"/>
    </style:style>
    <style:style style:name="T53" style:family="text">
      <style:text-properties officeooo:rsid="0090136f"/>
    </style:style>
    <style:style style:name="T54" style:family="text">
      <style:text-properties officeooo:rsid="00910dba"/>
    </style:style>
    <style:style style:name="T55" style:family="text">
      <style:text-properties officeooo:rsid="00920b47"/>
    </style:style>
    <style:style style:name="T56" style:family="text">
      <style:text-properties officeooo:rsid="0093d44b"/>
    </style:style>
    <style:style style:name="T57" style:family="text">
      <style:text-properties officeooo:rsid="0075ab86"/>
    </style:style>
    <style:style style:name="T58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0" style:family="text">
      <style:text-properties officeooo:rsid="003a4b5d"/>
    </style:style>
    <style:style style:name="T61" style:family="text">
      <style:text-properties style:font-name="Liberation Serif" fo:font-size="12pt" officeooo:rsid="00a56ce7" style:font-size-asian="12pt" style:font-size-complex="12pt"/>
    </style:style>
    <style:style style:name="T62" style:family="text">
      <style:text-properties officeooo:rsid="009a2413"/>
    </style:style>
    <style:style style:name="T63" style:family="text">
      <style:text-properties officeooo:rsid="004e7aac"/>
    </style:style>
    <style:style style:name="T64" style:family="text">
      <style:text-properties officeooo:rsid="009b0f83"/>
    </style:style>
    <style:style style:name="T65" style:family="text">
      <style:text-properties officeooo:rsid="009da9d5"/>
    </style:style>
    <style:style style:name="T66" style:family="text">
      <style:text-properties officeooo:rsid="009fd711"/>
    </style:style>
    <style:style style:name="T67" style:family="text">
      <style:text-properties officeooo:rsid="0049e2b5"/>
    </style:style>
    <style:style style:name="T68" style:family="text">
      <style:text-properties officeooo:rsid="00431c59"/>
    </style:style>
    <style:style style:name="T69" style:family="text">
      <style:text-properties style:text-position="super 58%" officeooo:rsid="00461ab5"/>
    </style:style>
    <style:style style:name="T70" style:family="text">
      <style:text-properties officeooo:rsid="0046932a"/>
    </style:style>
    <style:style style:name="T71" style:family="text">
      <style:text-properties officeooo:rsid="004bd97d"/>
    </style:style>
    <style:style style:name="T72" style:family="text">
      <style:text-properties officeooo:rsid="006c3167"/>
    </style:style>
    <style:style style:name="T73" style:family="text">
      <style:text-properties officeooo:rsid="00a56ce7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T77" style:family="text">
      <style:text-properties officeooo:rsid="00aa80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<text:span text:style-name="T46">en Documentos </text:span>Jurídic<text:span text:style-name="T46">os</text:span></text:p>
          </table:table-cell>
        </table:table-row>
        <table:table-row>
          <table:table-cell table:style-name="Table1.A1" office:value-type="string">
            <text:p text:style-name="P9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7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<text:span text:style-name="T46">T</text:span>073<text:span text:style-name="T77">2</text:span></text:p>
          </table:table-cell>
        </table:table-row>
        <table:table-row>
          <table:table-cell table:style-name="Table1.A1" office:value-type="string">
            <text:p text:style-name="P36">Cohort <text:span text:style-name="T56">ID</text:span>:</text:p>
          </table:table-cell>
          <table:table-cell table:style-name="Table1.A1" office:value-type="string">
            <text:p text:style-name="P13">7A</text:p>
          </table:table-cell>
        </table:table-row>
      </table:table>
      <text:p text:style-name="P2"/>
      <text:p text:style-name="P14">Description</text:p>
      <text:p text:style-name="P34">This course <text:span text:style-name="T36">will focus on the specialized terminologies, acronyms, and jargon used </text:span><text:s/>in <text:span text:style-name="T37">selected</text:span> <text:span text:style-name="T47">legal documents</text:span><text:span text:style-name="T30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4"/>
      <text:p text:style-name="P35"><text:span text:style-name="T3">Major </text:span><text:span text:style-name="T7">elements of</text:span><text:span text:style-name="T3"> the course will include: <text:s/></text:span><text:span text:style-name="T6">i) </text:span><text:span text:style-name="T31">the </text:span><text:span text:style-name="T32">structure </text:span><text:span text:style-name="T38">and </text:span><text:span text:style-name="T33">function </text:span><text:span text:style-name="T38">of language in </text:span><text:span text:style-name="T47">law</text:span><text:span text:style-name="T23">;</text:span><text:span text:style-name="T7"> ii) </text:span><text:span text:style-name="T23"><text:s/></text:span><text:span text:style-name="T31">the </text:span><text:span text:style-name="T32">structure </text:span><text:span text:style-name="T38">and </text:span><text:span text:style-name="T33">function </text:span><text:span text:style-name="T38">of </text:span><text:span text:style-name="T40">texts and </text:span><text:span text:style-name="T39">documents</text:span><text:span text:style-name="T38"> in </text:span><text:span text:style-name="T48">legal systems</text:span><text:span text:style-name="T23">; </text:span><text:span text:style-name="T32">iii) </text:span><text:span text:style-name="T7">the elements of style </text:span><text:span text:style-name="T8">and the use of standard conventions </text:span><text:span text:style-name="T38">in </text:span><text:span text:style-name="T47">legal documents</text:span><text:span text:style-name="T32">; </text:span><text:span text:style-name="T7">i</text:span><text:span text:style-name="T32">v</text:span><text:span text:style-name="T7">) </text:span><text:span text:style-name="T22">Version Control Systems (VCSs) and </text:span><text:span text:style-name="T8">elements of quality assurance and quality control (QAQC) </text:span><text:span text:style-name="T40">as </text:span><text:span text:style-name="T24">applied to documents</text:span><text:span text:style-name="T8">;</text:span><text:span text:style-name="T7">; </text:span><text:span text:style-name="T16">v) </text:span><text:span text:style-name="T8"><text:s/>the professional use of Large Language Models (LLMs) in translation; </text:span><text:span text:style-name="T40">and </text:span><text:span text:style-name="T8">v</text:span><text:span text:style-name="T16">i</text:span><text:span text:style-name="T8">) </text:span><text:span text:style-name="T7"><text:s/></text:span><text:span text:style-name="T9">the direct translation of </text:span><text:span text:style-name="T36">specialized terminologies, acronyms, and jargon</text:span><text:span text:style-name="T24"> </text:span><text:span text:style-name="T38">in </text:span><text:span text:style-name="T47">legal documents</text:span><text:span text:style-name="T32"> </text:span><text:span text:style-name="T43">using student-developed dictionaries.</text:span></text:p>
      <text:p text:style-name="P35"/>
      <text:p text:style-name="P14">Scope</text:p>
      <text:p text:style-name="P19">1. <text:s text:c="2"/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41">L</text:span><text:span text:style-name="T38">anguage in </text:span><text:span text:style-name="T48">Law</text:span></text:p>
      <text:p text:style-name="P25">1.1 <text:s text:c="2"/><text:span text:style-name="T45">History, </text:span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41">L</text:span><text:span text:style-name="T38">anguage</text:span></text:p>
      <text:p text:style-name="P24">1.2 <text:s/><text:span text:style-name="T45">The Rise of Discipline-Specific Jargon </text:span></text:p>
      <text:p text:style-name="P32">1.3 <text:s/><text:span text:style-name="T45">Language Structure</text:span><text:span text:style-name="T54">s</text:span><text:span text:style-name="T45"> and Functions </text:span><text:span text:style-name="T54">with</text:span><text:span text:style-name="T45">in </text:span><text:span text:style-name="T48">L</text:span><text:span text:style-name="T54">egal Systems</text:span></text:p>
      <text:p text:style-name="P18"/>
      <text:p text:style-name="P19">2. <text:s/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54">Legal </text:span><text:span text:style-name="T41">Documents</text:span></text:p>
      <text:p text:style-name="P23">2.1 <text:s/><text:span text:style-name="T45">Document Structures</text:span></text:p>
      <text:p text:style-name="P26">2.2 <text:s/><text:span text:style-name="T45">Document Functions</text:span></text:p>
      <text:p text:style-name="P47">2.3 <text:span text:style-name="T48">Selected </text:span>Types and Formats <text:span text:style-name="T66">of Legal Documents</text:span></text:p>
      <text:p text:style-name="P48">2.4 <text:s/>Specialized Legal Terminology</text:p>
      <text:p text:style-name="P18"/>
      <text:p text:style-name="P18">3. <text:s/>The Elements of Style in <text:span text:style-name="T51">Legal Documents</text:span></text:p>
      <text:p text:style-name="P40"><text:span text:style-name="T60">3.1 <text:s/></text:span><text:span text:style-name="T59">Strunk and White’s. “Elements of Style”</text:span><text:span text:style-name="T58"> </text:span></text:p>
      <text:p text:style-name="P27">3.2 <text:s/><text:span text:style-name="T62">Developing a Professional Voice</text:span></text:p>
      <text:p text:style-name="P37"/>
      <text:p text:style-name="P38">4. <text:s/>Review of Essential English Grammar</text:p>
      <text:p text:style-name="P41">4.1 <text:s/>Murphy’s, “English Grammar in Use”</text:p>
      <text:p text:style-name="P41">4.2 <text:s/><text:span text:style-name="T63">The Yale Graduate Writing Center</text:span></text:p>
      <text:p text:style-name="P20"/>
      <text:p text:style-name="P20">5. <text:s/>Document QAQC and Version Control Systems</text:p>
      <text:p text:style-name="P28">5.1 <text:s/>Fundamental <text:span text:style-name="T18">Concepts </text:span>of QAQC</text:p>
      <text:p text:style-name="P29">5.1.1 <text:s/>Introduction to Docume<text:span text:style-name="T18">nt</text:span> QAQC</text:p>
      <text:p text:style-name="P29">5.1.2 <text:s/><text:span text:style-name="T18">Fram</text:span><text:span text:style-name="T22">e</text:span><text:span text:style-name="T18">works for Document QAQC</text:span></text:p>
      <text:p text:style-name="P28">5.2 <text:s/>Introduction to Version Control Systems (V<text:span text:style-name="T18">CSs</text:span>)</text:p>
      <text:p text:style-name="P29">5.<text:span text:style-name="T20">2.1</text:span> <text:s/>Git and Github</text:p>
      <text:p text:style-name="P29">5.<text:span text:style-name="T20">2.2</text:span> <text:s/>Installation of Git</text:p>
      <text:p text:style-name="P29">5.<text:span text:style-name="T20">2.3 <text:s/></text:span><text:span text:style-name="T19">Account setup in Github</text:span></text:p>
      <text:p text:style-name="P29"><text:soft-page-break/>5.<text:span text:style-name="T20">2.4</text:span> <text:s/><text:span text:style-name="T19">Git </text:span><text:span text:style-name="T22">VCS </text:span>Workflow</text:p>
      <text:p text:style-name="P21"><text:span text:style-name="T68">6</text:span>. <text:span text:style-name="T15">Introduction to the Professional Use of LLMs in Translation</text:span></text:p>
      <text:p text:style-name="P8"><text:span text:style-name="T21">6.1 Professional Translators in the 21</text:span><text:span text:style-name="T69">st</text:span><text:span text:style-name="T21"> century</text:span></text:p>
      <text:p text:style-name="P8"><text:span text:style-name="T21">6.2 <text:s/></text:span><text:span text:style-name="T70">AI in the Field of Tran</text:span><text:span text:style-name="T71">s</text:span><text:span text:style-name="T70">lation (Google and OpenAI)</text:span></text:p>
      <text:p text:style-name="P46">6.3 <text:s/><text:span text:style-name="T35">Application Programmer Interfaces (</text:span><text:span text:style-name="T42">APIs</text:span><text:span text:style-name="T35">)</text:span><text:span text:style-name="T42">, </text:span><text:span text:style-name="T35">Software Development Kits (</text:span><text:span text:style-name="T42">SDKs</text:span><text:span text:style-name="T35">) </text:span><text:span text:style-name="T42">, and </text:span><text:span text:style-name="T35">Integrated Development Environments (</text:span><text:span text:style-name="T42">IDEs</text:span><text:span text:style-name="T35">)</text:span></text:p>
      <text:p text:style-name="P30">6.4 <text:s/><text:span text:style-name="T72">API-Based Translation</text:span></text:p>
      <text:p text:style-name="P31">6.4.1 <text:s/>Python</text:p>
      <text:p text:style-name="P31">6.4.2 <text:s/>Cloud Translation API (Google <text:span text:style-name="T35">LLM</text:span>)</text:p>
      <text:p text:style-name="P45">6.4.3 <text:s/><text:span text:style-name="T67">Open AI Translator API (GPT3.5 or GPT4.0)</text:span></text:p>
      <text:p text:style-name="P18"/>
      <text:p text:style-name="P22"><text:span text:style-name="T64">7</text:span>. <text:span text:style-name="T65">Document </text:span><text:span text:style-name="T17">Translation</text:span></text:p>
      <text:p text:style-name="P43">7.1 <text:span text:style-name="T49">Birth, Marriage, and Death Certificates</text:span></text:p>
      <text:p text:style-name="P44">7.2 Credentials</text:p>
      <text:p text:style-name="P44"><text:span text:style-name="T65">7.</text:span>3 <text:span text:style-name="T50">Legal Complaints</text:span></text:p>
      <text:p text:style-name="P51">7.4 Levies</text:p>
      <text:p text:style-name="P44"><text:span text:style-name="T50">7.5 </text:span><text:span text:style-name="T51">Deeds</text:span></text:p>
      <text:p text:style-name="P52">7.6 Contracts</text:p>
      <text:p text:style-name="P53">7.7 Federal and State Regulations</text:p>
      <text:p text:style-name="P7"/>
      <text:p text:style-name="P42"><text:span text:style-name="T63">8. Production of </text:span>Client Deliverables</text:p>
      <text:p text:style-name="P42"/>
      <text:p text:style-name="P15">Expectations</text:p>
      <text:p text:style-name="P33">Students will be expected to:</text:p>
      <text:list xml:id="list3153344038" text:style-name="L1">
        <text:list-item>
          <text:p text:style-name="P55">Attend all classes on time</text:p>
        </text:list-item>
        <text:list-item>
          <text:p text:style-name="P55">Be prepared to take notes and access materials on-line</text:p>
        </text:list-item>
        <text:list-item>
          <text:p text:style-name="P55">Participate in all class activities, including discussions and presentations</text:p>
        </text:list-item>
        <text:list-item>
          <text:p text:style-name="P56">Complete all assignments, quizzes, and the final exam</text:p>
        </text:list-item>
      </text:list>
      <text:p text:style-name="P3"/>
      <text:p text:style-name="P15">Exit Criteria</text:p>
      <text:p text:style-name="P5"><text:span text:style-name="T25">Upon the successful completion of the course the student will </text:span><text:span text:style-name="T26">be able to:</text:span></text:p>
      <text:list xml:id="list3827443512" text:style-name="L2">
        <text:list-item>
          <text:p text:style-name="P60">Analyze the s<text:span text:style-name="T32">tructure </text:span><text:span text:style-name="T38">and </text:span>f<text:span text:style-name="T33">unction </text:span><text:span text:style-name="T38">of </text:span>l<text:span text:style-name="T38">anguage in </text:span><text:span text:style-name="T51">legal systems</text:span></text:p>
        </text:list-item>
        <text:list-item>
          <text:p text:style-name="P60">Analyze the s<text:span text:style-name="T32">tructure </text:span><text:span text:style-name="T38">and </text:span>f<text:span text:style-name="T33">unction </text:span><text:span text:style-name="T38">of </text:span><text:span text:style-name="T55">selected types of </text:span>documents<text:span text:style-name="T38"> </text:span><text:span text:style-name="T55">with</text:span><text:span text:style-name="T38">in </text:span><text:span text:style-name="T51">legal systems</text:span></text:p>
        </text:list-item>
        <text:list-item>
          <text:p text:style-name="P60">Analyze the elements of style<text:span text:style-name="T38"> </text:span><text:span text:style-name="T52">in</text:span><text:span text:style-name="T38"> </text:span><text:span text:style-name="T52">legal </text:span>documents</text:p>
        </text:list-item>
        <text:list-item>
          <text:p text:style-name="P57"><text:span text:style-name="T73">Demonstrate</text:span><text:span text:style-name="T61"> </text:span><text:span text:style-name="T74">a solid understanding of English grammatical structures and stylistic elements</text:span></text:p>
        </text:list-item>
        <text:list-item>
          <text:p text:style-name="P58">Apply <text:span text:style-name="T27">the principles of QAQC to document production by using a VCS </text:span></text:p>
        </text:list-item>
        <text:list-item>
          <text:p text:style-name="P61">Apply the principles of modern tran<text:span text:style-name="T28">slat</text:span><text:span text:style-name="T29">ion</text:span><text:span text:style-name="T28"> by using </text:span>an API to access a LLM for <text:span text:style-name="T29">English-Spanish </text:span>translation</text:p>
        </text:list-item>
        <text:list-item>
          <text:p text:style-name="P59"><text:span text:style-name="T44">Design, develop, and implement personal dictionaries for the translation of specialized terminology </text:span><text:span text:style-name="T34">in </text:span><text:span text:style-name="T51">l</text:span><text:span text:style-name="T53">egal documents</text:span></text:p>
        </text:list-item>
        <text:list-item>
          <text:p text:style-name="P62"><text:span text:style-name="T75">Analyze and evaluate a variety of </text:span><text:span text:style-name="T76">legal texts </text:span><text:span text:style-name="T75">in order to produce clear, coherent, and accurate English-Spanish translations</text:span></text:p>
        </text:list-item>
        <text:list-item>
          <text:p text:style-name="P63">Produce professional quality client deliverables</text:p>
        </text:list-item>
      </text:list>
      <text:p text:style-name="P54"/>
      <text:p text:style-name="P54"/>
      <text:p text:style-name="P3"/>
      <text:p text:style-name="P3"><text:soft-page-break/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span text:style-name="T57">Interim </text:span>Evaluations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7">Final Grade</text:p>
          </table:table-cell>
          <table:table-cell table:style-name="Table2.A1" office:value-type="string">
            <text:p text:style-name="P50"/>
          </table:table-cell>
        </table:table-row>
        <table:table-row>
          <table:table-cell table:style-name="Table2.A1" office:value-type="string">
            <text:p text:style-name="P39">Daily Work and Participation<text:tab/></text:p>
          </table:table-cell>
          <table:table-cell table:style-name="Table2.A1" office:value-type="string">
            <text:p text:style-name="P49">1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39"><text:span text:style-name="T57">Av. </text:span>Daily Work and Participation<text:tab/></text:p>
          </table:table-cell>
          <table:table-cell table:style-name="Table2.A1" office:value-type="string">
            <text:p text:style-name="P49">10%</text:p>
          </table:table-cell>
        </table:table-row>
        <table:table-row>
          <table:table-cell table:style-name="Table2.A1" office:value-type="string">
            <text:p text:style-name="P49">Homework</text:p>
          </table:table-cell>
          <table:table-cell table:style-name="Table2.A1" office:value-type="string">
            <text:p text:style-name="P49">60 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Homework</text:p>
          </table:table-cell>
          <table:table-cell table:style-name="Table2.A1" office:value-type="string">
            <text:p text:style-name="P49">30 %</text:p>
          </table:table-cell>
        </table:table-row>
        <table:table-row>
          <table:table-cell table:style-name="Table2.A1" office:value-type="string">
            <text:p text:style-name="P49">Interim Exam</text:p>
          </table:table-cell>
          <table:table-cell table:style-name="Table2.A1" office:value-type="string">
            <text:p text:style-name="P49">3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Interim Exams</text:p>
          </table:table-cell>
          <table:table-cell table:style-name="Table2.A1" office:value-type="string">
            <text:p text:style-name="P49">30%</text:p>
          </table:table-cell>
        </table:table-row>
        <table:table-row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Final Exam</text:p>
          </table:table-cell>
          <table:table-cell table:style-name="Table2.A1" office:value-type="string">
            <text:p text:style-name="P49">30 %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5T15:27:19.835948334</dc:date>
    <meta:editing-duration>PT8H49M14S</meta:editing-duration>
    <meta:editing-cycles>102</meta:editing-cycles>
    <meta:generator>LibreOffice/7.3.7.2$Linux_X86_64 LibreOffice_project/30$Build-2</meta:generator>
    <meta:document-statistic meta:table-count="2" meta:image-count="1" meta:object-count="0" meta:page-count="3" meta:paragraph-count="88" meta:word-count="583" meta:character-count="3818" meta:non-whitespace-character-count="3293"/>
  </office:meta>
</office:document-meta>
</file>